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 </text:p>
            <text:p text:style-name="P5">In fact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.</text:span></text:p>
            <text:p text:style-name="P15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</text:span></text:p>
                  <text:p text:style-name="P16">Geometry line points filter by a math formula. Available variables are x (horizontal coordinate), y (vertical coordinate) and t (time progess in range 0-1). The formula is parted by ',': first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0</text:span></text:p>
                  <text:p text:style-name="P16">Geometry flow direction angle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7">line-color<text:span text:style-name="T8">=000000,000000,000000,0000000</text:span></text:p>
                  <text:p text:style-name="P16">Like <text:span text:style-name="T1">color</text:span>, but for lines.</text:p>
                  <text:p text:style-name="P17">line-alpha<text:span text:style-name="T8">=ff</text:span></text:p>
                  <text:p text:style-name="P17">line-alpha<text:span text:style-name="T8">=ff,ff,ff,ff</text:span></text:p>
                  <text:p text:style-name="P16">Like <text:span text:style-name="T1">alpha</text:span>, but for lines.</text:p>
                  <text:p text:style-name="P17">line-texture<text:span text:style-name="T8">=</text:span></text:p>
                  <text:p text:style-name="P16">Like <text:span text:style-name="T1">texture</text:span>, but for lines.</text:p>
                  <text:p text:style-name="P17">line-texfill<text:span text:style-name="T8">=0,0,clamp</text:span></text:p>
                  <text:p text:style-name="P16">Like <text:span text:style-name="T1">texfill</text:span>, but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clip<text:span text:style-name="T8">=clear</text:span></text:p>
                  <text:p text:style-name="P16">Clipping mode. Can be clear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14M57S</meta:editing-duration>
    <meta:editing-cycles>399</meta:editing-cycles>
    <meta:generator>OpenOffice/4.0.1$Win32 OpenOffice.org_project/401m5$Build-9714</meta:generator>
    <dc:date>2013-11-16T15:26:42.84</dc:date>
    <dc:creator>Christoph Spanknebel</dc:creator>
    <meta:document-statistic meta:table-count="4" meta:image-count="0" meta:object-count="0" meta:page-count="3" meta:paragraph-count="219" meta:word-count="962" meta:character-count="6153"/>
    <meta:user-defined meta:name="Info 1"/>
    <meta:user-defined meta:name="Info 2"/>
    <meta:user-defined meta:name="Info 3"/>
    <meta:user-defined meta:name="Info 4"/>
  </office:meta>
</office:document-meta>
</file>